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131.53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ropos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i1912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XcokUvoJ7DCfXopCZqxDt7wNhv8AVRN1j</text:p>
          </table:table-cell>
          <table:table-cell office:value-type="string" calcext:value-type="string">
            <text:p>https://github.com/KomodoPlatform/NotaryNodes/tree/master/proposals/Sergi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i19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KGsxamvLHoSHCVi1KzaesZq6XENDoma2m</text:p>
          </table:table-cell>
          <table:table-cell office:value-type="string" calcext:value-type="string">
            <text:p>https://github.com/KomodoPlatform/NotaryNodes/tree/master/proposals/Sergi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i191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B9KccHNa7TGAW5Tw9USF7Y84H3cCba2zu</text:p>
          </table:table-cell>
          <table:table-cell office:value-type="string" calcext:value-type="string">
            <text:p>https://github.com/KomodoPlatform/NotaryNodes/tree/master/proposals/Sergi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i191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BiAKbeTpt5xap2SXPRvW8nmthXEP3aBue</text:p>
          </table:table-cell>
          <table:table-cell office:value-type="string" calcext:value-type="string">
            <text:p>https://github.com/KomodoPlatform/NotaryNodes/tree/master/proposals/Sergi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-team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QiTPCmRwUby2fcL3VHBA2sgSJeNf8NpsJ</text:p>
          </table:table-cell>
          <table:table-cell office:value-type="string" calcext:value-type="string">
            <text:p>https://github.com/KomodoPlatform/NotaryNodes/tree/master/proposals/a-te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pan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GUQSA2JYAh1ahnvK8nhYo1kctonGnLNFH</text:p>
          </table:table-cell>
          <table:table-cell office:value-type="string" calcext:value-type="string">
            <text:p>https://github.com/KomodoPlatform/NotaryNodes/tree/master/proposals/adrianpan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pant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LsMGAgZyGM9ZsWrC4tjrQWimiKXz12ipa</text:p>
          </table:table-cell>
          <table:table-cell office:value-type="string" calcext:value-type="string">
            <text:p>https://github.com/KomodoPlatform/NotaryNodes/tree/master/proposals/adrianpan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pante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V3dKqePL5ivH6aPsg5GuphgQDAYQ1n94a</text:p>
          </table:table-cell>
          <table:table-cell office:value-type="string" calcext:value-type="string">
            <text:p>https://github.com/KomodoPlatform/NotaryNodes/tree/master/proposals/adrianpan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rianpant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RMJ91UWWZwAoMrMpuQYQwgumDQzCzbkak</text:p>
          </table:table-cell>
          <table:table-cell office:value-type="string" calcext:value-type="string">
            <text:p>https://github.com/KomodoPlatform/NotaryNodes/tree/master/proposals/adrianpan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TswrvC4oiJRMXCCdNn7e5yjw3UxjZHA9L</text:p>
          </table:table-cell>
          <table:table-cell office:value-type="string" calcext:value-type="string">
            <text:p>https://github.com/KomodoPlatform/NotaryNodes/tree/master/proposals/al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fU3kVn21ZdZRt3KFMd6aDA8RX6oUNtRU</text:p>
          </table:table-cell>
          <table:table-cell office:value-type="string" calcext:value-type="string">
            <text:p>https://github.com/KomodoPlatform/NotaryNodes/tree/master/proposals/al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RQj7troQK99bwG1vBHFaFK1zytbrxqjAs</text:p>
          </table:table-cell>
          <table:table-cell office:value-type="string" calcext:value-type="string">
            <text:p>https://github.com/KomodoPlatform/NotaryNodes/tree/master/proposals/al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KA3taWFr6PXi3bD9VyhK2iqvfmTTivo34</text:p>
          </table:table-cell>
          <table:table-cell office:value-type="string" calcext:value-type="string">
            <text:p>https://github.com/KomodoPlatform/NotaryNodes/tree/master/proposals/al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AMPJSfQN1HrcS4nuu8nxdzS81d9jXJc5m</text:p>
          </table:table-cell>
          <table:table-cell office:value-type="string" calcext:value-type="string">
            <text:p>https://github.com/KomodoPlatform/NotaryNodes/tree/master/proposals/bat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X3kkKS9yNb5pTVW8wYhwhvjLu95KHHKWL</text:p>
          </table:table-cell>
          <table:table-cell office:value-type="string" calcext:value-type="string">
            <text:p>https://github.com/KomodoPlatform/NotaryNodes/tree/master/proposals/bat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ma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GjPJJuyu2rSX5LD3EThsrp4Rha1Tjcm6x</text:p>
          </table:table-cell>
          <table:table-cell office:value-type="string" calcext:value-type="string">
            <text:p>https://github.com/KomodoPlatform/NotaryNodes/tree/master/proposals/bat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YBYMZc9vikWg4nCs6dBXdP6Y3AzhNF5Nz</text:p>
          </table:table-cell>
          <table:table-cell office:value-type="string" calcext:value-type="string">
            <text:p>https://github.com/KomodoPlatform/NotaryNodes/tree/master/proposals/ben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ny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9Jxe36qAkh1Y6xaEesU3J89HETT6UcHoy</text:p>
          </table:table-cell>
          <table:table-cell office:value-type="string" calcext:value-type="string">
            <text:p>https://github.com/KomodoPlatform/NotaryNodes/tree/master/proposals/ben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n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Xw2f7S78RRWiEUXTPT7RAmsjUQiPgWmr6</text:p>
          </table:table-cell>
          <table:table-cell office:value-type="string" calcext:value-type="string">
            <text:p>https://github.com/KomodoPlatform/NotaryNodes/tree/master/proposals/ben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ny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9VR59MpNXoF5HNtx5ECJAqYj6WMuQzSTr</text:p>
          </table:table-cell>
          <table:table-cell office:value-type="string" calcext:value-type="string">
            <text:p>https://github.com/KomodoPlatform/NotaryNodes/tree/master/proposals/ben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33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C3EU3a6mUoU1XBmBb4ngzZqXsEpi4QQhW</text:p>
          </table:table-cell>
          <table:table-cell office:value-type="string" calcext:value-type="string">
            <text:p>https://github.com/KomodoPlatform/NotaryNodes/tree/master/proposals/ca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C3NA1Fw5E88oR96nVZe14GToLFzTFQJhQ</text:p>
          </table:table-cell>
          <table:table-cell office:value-type="string" calcext:value-type="string">
            <text:p>https://github.com/KomodoPlatform/NotaryNodes/tree/master/proposals/ca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333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C3SHzkg6VSL4w5Kjzi1CxHqbQhcA8jKH4</text:p>
          </table:table-cell>
          <table:table-cell office:value-type="string" calcext:value-type="string">
            <text:p>https://github.com/KomodoPlatform/NotaryNodes/tree/master/proposals/ca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333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C3ASiAkmCFxqV7iDnvQtT14osyHkX77zv</text:p>
          </table:table-cell>
          <table:table-cell office:value-type="string" calcext:value-type="string">
            <text:p>https://github.com/KomodoPlatform/NotaryNodes/tree/master/proposals/ca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maker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GPido1EWcPWngDfkAcn4M4HXYt8avR4vs</text:p>
          </table:table-cell>
          <table:table-cell office:value-type="string" calcext:value-type="string">
            <text:p>https://github.com/KomodoPlatform/NotaryNodes/tree/master/proposals/chainmak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maker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SQUoSfM7R7SnatK6Udsb5t39movCpUKQE</text:p>
          </table:table-cell>
          <table:table-cell office:value-type="string" calcext:value-type="string">
            <text:p>https://github.com/KomodoPlatform/NotaryNodes/tree/master/proposals/chainmak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stri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SwdWfaDRQvxYVZNmDbxQm4QgbkTtz3NZk</text:p>
          </table:table-cell>
          <table:table-cell office:value-type="string" calcext:value-type="string">
            <text:p>https://github.com/KomodoPlatform/NotaryNodes/tree/master/proposals/chainstri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strik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THLYe2E6YzZPdWyr1P1ihm3FdSqqWuNjv</text:p>
          </table:table-cell>
          <table:table-cell office:value-type="string" calcext:value-type="string">
            <text:p>https://github.com/KomodoPlatform/NotaryNodes/tree/master/proposals/chainstri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strike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XrQPqU4SwARri1m2n7232TDECvjzXCJh4</text:p>
          </table:table-cell>
          <table:table-cell office:value-type="string" calcext:value-type="string">
            <text:p>https://github.com/KomodoPlatform/NotaryNodes/tree/master/proposals/chainstri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pi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Xwobdzva6uauuLsHBr98X5oJBQjMJKYRJ</text:p>
          </table:table-cell>
          <table:table-cell office:value-type="string" calcext:value-type="string">
            <text:p>https://github.com/KomodoPlatform/NotaryNodes/tree/master/proposals/ci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p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PEpLa9Ht8FwDQQucrZ6xYZaujKP3FojLL</text:p>
          </table:table-cell>
          <table:table-cell office:value-type="string" calcext:value-type="string">
            <text:p>https://github.com/KomodoPlatform/NotaryNodes/tree/master/proposals/ci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p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B2peEqBLXrPSvfTKwyV5qFQx9h2nLh1aw</text:p>
          </table:table-cell>
          <table:table-cell office:value-type="string" calcext:value-type="string">
            <text:p>https://github.com/KomodoPlatform/NotaryNodes/tree/master/proposals/ci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olisi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HVy1JPtYJ6sP2UhLqejqKwk2JZ6ouJPNr</text:p>
          </table:table-cell>
          <table:table-cell office:value-type="string" calcext:value-type="string">
            <text:p>https://github.com/KomodoPlatform/NotaryNodes/tree/master/proposals/darkolis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olis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KsSHPCdxGQAMeSks8zEV6uTTKzfzjEsYY</text:p>
          </table:table-cell>
          <table:table-cell office:value-type="string" calcext:value-type="string">
            <text:p>https://github.com/KomodoPlatform/NotaryNodes/tree/master/proposals/darkolis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olisio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Qcde4ksgwKxkjk1Wj1NoyWqQhoarkvABp</text:p>
          </table:table-cell>
          <table:table-cell office:value-type="string" calcext:value-type="string">
            <text:p>https://github.com/KomodoPlatform/NotaryNodes/tree/master/proposals/darkolis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olisio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9RsoY1bnwhFHqugo5uZqXBzRuoaHvkfXq</text:p>
          </table:table-cell>
          <table:table-cell office:value-type="string" calcext:value-type="string">
            <text:p>https://github.com/KomodoPlatform/NotaryNodes/tree/master/proposals/darkolis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ke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ARcozaVAMZaXJaL6KWMSw297xTYzbDwa3</text:p>
          </table:table-cell>
          <table:table-cell office:value-type="string" calcext:value-type="string">
            <text:p>https://github.com/KomodoPlatform/NotaryNodes/tree/master/proposals/dec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k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RL9LeiccJ7DQV5WhLLRMbHG7SbCRdCoqL</text:p>
          </table:table-cell>
          <table:table-cell office:value-type="string" calcext:value-type="string">
            <text:p>https://github.com/KomodoPlatform/NotaryNodes/tree/master/proposals/deck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Md1mDPsByEa728gy4VjgaCi9cT8zVi9qa</text:p>
          </table:table-cell>
          <table:table-cell office:value-type="string" calcext:value-type="string">
            <text:p>https://github.com/KomodoPlatform/NotaryNodes/tree/master/proposals/du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wy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KUV7wkP4yTR1suVYLicf4ZaooQzz8u5iR</text:p>
          </table:table-cell>
          <table:table-cell office:value-type="string" calcext:value-type="string">
            <text:p>https://github.com/KomodoPlatform/NotaryNodes/tree/master/proposals/dw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manux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WLe6SPYRGthPfZrUBPT29fFRNmaiqybaU</text:p>
          </table:table-cell>
          <table:table-cell office:value-type="string" calcext:value-type="string">
            <text:p>https://github.com/KomodoPlatform/NotaryNodes/tree/master/proposals/emman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manux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GZa1D4rgBa17jGtm6ZKgu6BNW3yMt4BEY</text:p>
          </table:table-cell>
          <table:table-cell office:value-type="string" calcext:value-type="string">
            <text:p>https://github.com/KomodoPlatform/NotaryNodes/tree/master/proposals/emman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szombi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UgW6fLfVsLJ87Ng4zJTqNedJSKYQ9ToAf</text:p>
          </table:table-cell>
          <table:table-cell office:value-type="string" calcext:value-type="string">
            <text:p>https://github.com/KomodoPlatform/NotaryNodes/tree/master/proposals/etszomb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szomb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Bpp98VwHx7SFv7dNbw8NY65t14XFq9fVD</text:p>
          </table:table-cell>
          <table:table-cell office:value-type="string" calcext:value-type="string">
            <text:p>https://github.com/KomodoPlatform/NotaryNodes/tree/master/proposals/etszomb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mo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tyzPtx7yeH7jhFkD7e2dhf2p429Cn3tQ</text:p>
          </table:table-cell>
          <table:table-cell office:value-type="string" calcext:value-type="string">
            <text:p>https://github.com/KomodoPlatform/NotaryNodes/tree/master/proposals/fullmo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moon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9WsywChUgTumbK2cf1RdjHrWMZV3nfs3a</text:p>
          </table:table-cell>
          <table:table-cell office:value-type="string" calcext:value-type="string">
            <text:p>https://github.com/KomodoPlatform/NotaryNodes/tree/master/proposals/fullmo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moo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AtXFwGsgtsHJGuKhJBMbB8vri3SRVQYeu</text:p>
          </table:table-cell>
          <table:table-cell office:value-type="string" calcext:value-type="string">
            <text:p>https://github.com/KomodoPlatform/NotaryNodes/tree/master/proposals/fullmo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enma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MJSSYwHmMHW9BsKTx5sPckDDvPRTAJQHL</text:p>
          </table:table-cell>
          <table:table-cell office:value-type="string" calcext:value-type="string">
            <text:p>https://github.com/KomodoPlatform/NotaryNodes/tree/master/proposals/golden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enma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JTot1iCBmq2pBRVjd2f3vBrpq6WUnuKP1</text:p>
          </table:table-cell>
          <table:table-cell office:value-type="string" calcext:value-type="string">
            <text:p>https://github.com/KomodoPlatform/NotaryNodes/tree/master/proposals/golden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nod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FQNjTfcvSAmf8D83og1NrdHj1wH2fc5X4</text:p>
          </table:table-cell>
          <table:table-cell office:value-type="string" calcext:value-type="string">
            <text:p>https://github.com/KomodoPlatform/NotaryNodes/tree/master/proposals/indenod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tech-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C6TuDXckmHqS85gF1JbLi9pPRD3oEWmiT</text:p>
          </table:table-cell>
          <table:table-cell office:value-type="string" calcext:value-type="string">
            <text:p>https://github.com/KomodoPlatform/NotaryNodes/tree/master/proposals/infotech-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Gvmv1u2wCJuwyyDRu6ozdKz3qiF8v41Qv</text:p>
          </table:table-cell>
          <table:table-cell office:value-type="string" calcext:value-type="string">
            <text:p>https://github.com/KomodoPlatform/NotaryNodes/tree/master/proposals/jack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DmiZnZ1hr8u5hppZ1rGeDNp5BgUjTC6on</text:p>
          </table:table-cell>
          <table:table-cell office:value-type="string" calcext:value-type="string">
            <text:p>https://github.com/KomodoPlatform/NotaryNodes/tree/master/proposals/jack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shifali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QMwcDYMVBx9f4QCFfFk31px8QZP4e8uhA</text:p>
          </table:table-cell>
          <table:table-cell office:value-type="string" calcext:value-type="string">
            <text:p>https://github.com/KomodoPlatform/NotaryNodes/tree/master/proposals/kashifal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lo</text:p>
          </table:table-cell>
          <table:table-cell office:value-type="string" calcext:value-type="string">
            <text:p>Cat_Island</text:p>
          </table:table-cell>
          <table:table-cell office:value-type="string" calcext:value-type="string">
            <text:p>RHPGxpiwRHP4dKZXjYPdpon1nCto7qVE8s</text:p>
          </table:table-cell>
          <table:table-cell office:value-type="string" calcext:value-type="string">
            <text:p>https://github.com/KomodoPlatform/NotaryNodes/tree/master/proposals/ko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modominingpool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A3TrZaeCmuHd3uNcSGCnoiyXYLABq9xG5</text:p>
          </table:table-cell>
          <table:table-cell office:value-type="string" calcext:value-type="string">
            <text:p>https://github.com/KomodoPlatform/NotaryNodes/tree/master/proposals/komodominingp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modominingpoo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QPH3ymE1ZJRDedxz2cjW2sUwYx477QsUX</text:p>
          </table:table-cell>
          <table:table-cell office:value-type="string" calcext:value-type="string">
            <text:p>https://github.com/KomodoPlatform/NotaryNodes/tree/master/proposals/komodominingp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modominingpool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SDbaqCFQNAo7AuhHXxAugGCqjK2NyVDHt</text:p>
          </table:table-cell>
          <table:table-cell office:value-type="string" calcext:value-type="string">
            <text:p>https://github.com/KomodoPlatform/NotaryNodes/tree/master/proposals/komodominingp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modominingpoo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SeakJoUh9WsX7JjwWfTGgtXTqRiCQ9PzW</text:p>
          </table:table-cell>
          <table:table-cell office:value-type="string" calcext:value-type="string">
            <text:p>https://github.com/KomodoPlatform/NotaryNodes/tree/master/proposals/komodominingp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modopioneers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Ap1nC9pRUaEXv2AZkvviEropyoeELiJ4P</text:p>
          </table:table-cell>
          <table:table-cell office:value-type="string" calcext:value-type="string">
            <text:p>https://github.com/KomodoPlatform/NotaryNodes/tree/master/proposals/komodopione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modopioneer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G52fygAqKrhepNCeVn1CwYZeS785XshMV</text:p>
          </table:table-cell>
          <table:table-cell office:value-type="string" calcext:value-type="string">
            <text:p>https://github.com/KomodoPlatform/NotaryNodes/tree/master/proposals/komodopione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scott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EEGE6drFqGLpxiA1mhfcb5R9MndnaD1cy</text:p>
          </table:table-cell>
          <table:table-cell office:value-type="string" calcext:value-type="string">
            <text:p>https://github.com/KomodoPlatform/NotaryNodes/tree/master/proposals/libsco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scott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VMtoPmL8SiHCXSceMmxwpScAhDgsVvTZc</text:p>
          </table:table-cell>
          <table:table-cell office:value-type="string" calcext:value-type="string">
            <text:p>https://github.com/KomodoPlatform/NotaryNodes/tree/master/proposals/libsco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chil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V2evPRxFGk2ev7eRxUvWuzjYPWwQ2kpMC</text:p>
          </table:table-cell>
          <table:table-cell office:value-type="string" calcext:value-type="string">
            <text:p>https://github.com/KomodoPlatform/NotaryNodes/tree/master/proposals/lukechil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mberscout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AGk5NYijYwCDMtU2PkDCAYvHZAoibpYLZ</text:p>
          </table:table-cell>
          <table:table-cell office:value-type="string" calcext:value-type="string">
            <text:p>https://github.com/KomodoPlatform/NotaryNodes/tree/master/proposals/lumbersc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max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KwH42V7Xh6n2VRzWZVPeY9CpqjDQ3g5Jo</text:p>
          </table:table-cell>
          <table:table-cell office:value-type="string" calcext:value-type="string">
            <text:p>https://github.com/KomodoPlatform/NotaryNodes/tree/master/proposals/mad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max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PtkubyHxDR8pmnAombSnBBzABt3B2ssYh</text:p>
          </table:table-cell>
          <table:table-cell office:value-type="string" calcext:value-type="string">
            <text:p>https://github.com/KomodoPlatform/NotaryNodes/tree/master/proposals/mad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shbi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1vUjh6JBX7dpPR3C89U8hzErp1uoa2by</text:p>
          </table:table-cell>
          <table:table-cell office:value-type="string" calcext:value-type="string">
            <text:p>https://github.com/KomodoPlatform/NotaryNodes/tree/master/proposals/mesh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shbi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V8Khq8SbYQALx9eMQ8meseWpFiZS8seL1</text:p>
          </table:table-cell>
          <table:table-cell office:value-type="string" calcext:value-type="string">
            <text:p>https://github.com/KomodoPlatform/NotaryNodes/tree/master/proposals/mesh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shbit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TF4GvjePY4YUy3M8iwkGZfEor2p5zFkbo</text:p>
          </table:table-cell>
          <table:table-cell office:value-type="string" calcext:value-type="string">
            <text:p>https://github.com/KomodoPlatform/NotaryNodes/tree/master/proposals/mesh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philibert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RrqjqDPZ9XC6xJMeKgf7GNHjiU88hJQ16</text:p>
          </table:table-cell>
          <table:table-cell office:value-type="string" calcext:value-type="string">
            <text:p>https://github.com/KomodoPlatform/NotaryNodes/tree/master/proposals/metaphilib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o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MZk9UQYto6o5jxwHQebTBYFfqw5NDAMoG</text:p>
          </table:table-cell>
          <table:table-cell office:value-type="string" calcext:value-type="string">
            <text:p>https://github.com/KomodoPlatform/NotaryNodes/tree/master/proposals/mur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os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SQ1RYhjXVEcAZREUYfQxKMmD2gVHZrMwH</text:p>
          </table:table-cell>
          <table:table-cell office:value-type="string" calcext:value-type="string">
            <text:p>https://github.com/KomodoPlatform/NotaryNodes/tree/master/proposals/mur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o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VeeDrbKvyJsotEifz88sfx7ybvNS4Xmpb</text:p>
          </table:table-cell>
          <table:table-cell office:value-type="string" calcext:value-type="string">
            <text:p>https://github.com/KomodoPlatform/NotaryNodes/tree/master/proposals/mur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bob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Nqn8uXQYmw1XGp1FM4CgK9vD28JiRUPA7</text:p>
          </table:table-cell>
          <table:table-cell office:value-type="string" calcext:value-type="string">
            <text:p>https://github.com/KomodoPlatform/NotaryNodes/tree/master/proposals/nabo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NJH663aPf66Mj2UaV6oL766LtVc3MZv6Q</text:p>
          </table:table-cell>
          <table:table-cell office:value-type="string" calcext:value-type="string">
            <text:p>https://github.com/KomodoPlatform/NotaryNodes/tree/master/proposals/nin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JYHNPK5hp4ZM5H12KrDXiLLnnq7fnxy3Y</text:p>
          </table:table-cell>
          <table:table-cell office:value-type="string" calcext:value-type="string">
            <text:p>https://github.com/KomodoPlatform/NotaryNodes/tree/master/proposals/nin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ash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T2JyVts5tb1prC7KYykmznrqw7VXJo1HB</text:p>
          </table:table-cell>
          <table:table-cell office:value-type="string" calcext:value-type="string">
            <text:p>https://github.com/KomodoPlatform/NotaryNodes/tree/master/proposals/noash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ash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Y9LJZTEJ9FsvugUuD69gceA98uqan5XL</text:p>
          </table:table-cell>
          <table:table-cell office:value-type="string" calcext:value-type="string">
            <text:p>https://github.com/KomodoPlatform/NotaryNodes/tree/master/proposals/noash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chkez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AnvcMmra8sUqjQoUZ4kGGPypdaHhfvnkY</text:p>
          </table:table-cell>
          <table:table-cell office:value-type="string" calcext:value-type="string">
            <text:p>https://github.com/KomodoPlatform/NotaryNodes/tree/master/proposals/patchke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chkez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GLtxHZfbjktMcTsRnTt5gHzJG3guwU1w4</text:p>
          </table:table-cell>
          <table:table-cell office:value-type="string" calcext:value-type="string">
            <text:p>https://github.com/KomodoPlatform/NotaryNodes/tree/master/proposals/patchke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ca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L2uXQLUSoCJQ7dMgJA9pWNgKiN6iMCn6J</text:p>
          </table:table-cell>
          <table:table-cell office:value-type="string" calcext:value-type="string">
            <text:p>https://github.com/KomodoPlatform/NotaryNodes/tree/master/proposals/pbca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er2cloud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PRN6iRfchVciLbrTHFZ6EZ67TAiWE2wbf</text:p>
          </table:table-cell>
          <table:table-cell office:value-type="string" calcext:value-type="string">
            <text:p>https://github.com/KomodoPlatform/NotaryNodes/tree/master/proposals/peer2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er2clou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RKrwZ9GRNHqU2jkefhzFHwPbHgADZA1f</text:p>
          </table:table-cell>
          <table:table-cell office:value-type="string" calcext:value-type="string">
            <text:p>https://github.com/KomodoPlatform/NotaryNodes/tree/master/proposals/peer2clou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cryptoblo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VT59tWiDcoictAidpoPKbSGw9j2XSiEhN</text:p>
          </table:table-cell>
          <table:table-cell office:value-type="string" calcext:value-type="string">
            <text:p>https://github.com/KomodoPlatform/NotaryNodes/tree/master/proposals/polycryptob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cryptoblog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QraGEYih94XREUZyvLGmxw1J7dwaNsd8D</text:p>
          </table:table-cell>
          <table:table-cell office:value-type="string" calcext:value-type="string">
            <text:p>https://github.com/KomodoPlatform/NotaryNodes/tree/master/proposals/polycryptoblo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ndse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Cu5EdDcnrM4LtuBPNZG8iyu2MF2mWscHu </text:p>
          </table:table-cell>
          <table:table-cell office:value-type="string" calcext:value-type="string">
            <text:p>https://github.com/KomodoPlatform/NotaryNodes/tree/master/proposals/ponds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ndsea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DsZf7wcMvST9RoKpY8EU7RJ8i3rMRt5Uo </text:p>
          </table:table-cell>
          <table:table-cell office:value-type="string" calcext:value-type="string">
            <text:p>https://github.com/KomodoPlatform/NotaryNodes/tree/master/proposals/ponds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cornbag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J1bfNV46mBNaRLmz2uX9oracLCRLrrsUY</text:p>
          </table:table-cell>
          <table:table-cell office:value-type="string" calcext:value-type="string">
            <text:p>https://github.com/KomodoPlatform/NotaryNodes/tree/master/proposals/popcornb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cornba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WwXykQWkPmhwJVjUKnbQbE8ehY18QS9xt</text:p>
          </table:table-cell>
          <table:table-cell office:value-type="string" calcext:value-type="string">
            <text:p>https://github.com/KomodoPlatform/NotaryNodes/tree/master/proposals/popcornb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yx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9yoUwwV9ioVXNPP1xottGowhdBMSSqCza</text:p>
          </table:table-cell>
          <table:table-cell office:value-type="string" calcext:value-type="string">
            <text:p>https://github.com/KomodoPlatform/NotaryNodes/tree/master/proposals/pty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yx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VCDLqudfRZHcBYX9soKVfkNZQJgfcEBLa</text:p>
          </table:table-cell>
          <table:table-cell office:value-type="string" calcext:value-type="string">
            <text:p>https://github.com/KomodoPlatform/NotaryNodes/tree/master/proposals/pty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yx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XXZ6AbQ8CazerJRG2LdjDipxGqh7fU7zE</text:p>
          </table:table-cell>
          <table:table-cell office:value-type="string" calcext:value-type="string">
            <text:p>https://github.com/KomodoPlatform/NotaryNodes/tree/master/proposals/pty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y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GgHtNEAwr9czWQeypyDkmVK58ie7BpAUC</text:p>
          </table:table-cell>
          <table:table-cell office:value-type="string" calcext:value-type="string">
            <text:p>https://github.com/KomodoPlatform/NotaryNodes/tree/master/proposals/pty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NJH663aPf66Mj2UaV6oL766LtVc3MZv6Q</text:p>
          </table:table-cell>
          <table:table-cell office:value-type="string" calcext:value-type="string">
            <text:p>https://github.com/KomodoPlatform/NotaryNodes/tree/master/proposals/rn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JYHNPK5hp4ZM5H12KrDXiLLnnq7fnxy3Y</text:p>
          </table:table-cell>
          <table:table-cell office:value-type="string" calcext:value-type="string">
            <text:p>https://github.com/KomodoPlatform/NotaryNodes/tree/master/proposals/rn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ssai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SUMqZFwz7yPzTmyzEtH9VzH7LBoD7twSB</text:p>
          </table:table-cell>
          <table:table-cell office:value-type="string" calcext:value-type="string">
            <text:p>https://github.com/KomodoPlatform/NotaryNodes/tree/master/proposals/shoss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ssai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FUN8XezmmZt47pzVmoz7aN5LtFNV9pyuj</text:p>
          </table:table-cell>
          <table:table-cell office:value-type="string" calcext:value-type="string">
            <text:p>https://github.com/KomodoPlatform/NotaryNodes/tree/master/proposals/shoss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galtmines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UCYSpGn2H8kMc631FLaBxJzma5Nekvft1 </text:p>
          </table:table-cell>
          <table:table-cell office:value-type="string" calcext:value-type="string">
            <text:p>https://github.com/KomodoPlatform/NotaryNodes/tree/master/proposals/thegaltmi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galtmine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AusaHRqdMmML3szif3Wai1ZSEWCyu7X9Y </text:p>
          </table:table-cell>
          <table:table-cell office:value-type="string" calcext:value-type="string">
            <text:p>https://github.com/KomodoPlatform/NotaryNodes/tree/master/proposals/thegaltmi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galtmin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Nr5ohVaEusDCngp9pgWWYSc1YaWdMfjUH </text:p>
          </table:table-cell>
          <table:table-cell office:value-type="string" calcext:value-type="string">
            <text:p>https://github.com/KomodoPlatform/NotaryNodes/tree/master/proposals/thegaltmi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oma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TA3ZCQNxpkUMsGBGevDYrNo1U922oQHNb</text:p>
          </table:table-cell>
          <table:table-cell office:value-type="string" calcext:value-type="string">
            <text:p>https://github.com/KomodoPlatform/NotaryNodes/tree/master/proposals/titoma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skco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Qio4FHvdPJr5xP8LR2cDzoiUcZWHEWxDh</text:p>
          </table:table-cell>
          <table:table-cell office:value-type="string" calcext:value-type="string">
            <text:p>https://github.com/KomodoPlatform/NotaryNodes/tree/master/proposals/voskco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skcoin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R14RjE8vU2eDEdBeBTuMpBbvHbs7vXgo5</text:p>
          </table:table-cell>
          <table:table-cell office:value-type="string" calcext:value-type="string">
            <text:p>https://github.com/KomodoPlatform/NotaryNodes/tree/master/proposals/voskco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skcoi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S8gWL4s46LfkFVB1Q4jffiVmAz127RiJU</text:p>
          </table:table-cell>
          <table:table-cell office:value-type="string" calcext:value-type="string">
            <text:p>https://github.com/KomodoPlatform/NotaryNodes/tree/master/proposals/voskco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skcoin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X4tdCnbb68MTJtSN63aaTcA79HHo3t2GA</text:p>
          </table:table-cell>
          <table:table-cell office:value-type="string" calcext:value-type="string">
            <text:p>https://github.com/KomodoPlatform/NotaryNodes/tree/master/proposals/voskco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worker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PyD36pL25mRh4uNR2AaEHfoUjVHYDUbVe</text:p>
          </table:table-cell>
          <table:table-cell office:value-type="string" calcext:value-type="string">
            <text:p>https://github.com/KomodoPlatform/NotaryNodes/tree/master/proposals/webworker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ax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AMra8yeFrrGP29jBfKFjtm5kG9fpPixFg</text:p>
          </table:table-cell>
          <table:table-cell office:value-type="string" calcext:value-type="string">
            <text:p>https://github.com/KomodoPlatform/NotaryNodes/tree/master/proposals/work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a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voYh4P9zdWF4uKMeiP9NL95cXhiuwoS3</text:p>
          </table:table-cell>
          <table:table-cell office:value-type="string" calcext:value-type="string">
            <text:p>https://github.com/KomodoPlatform/NotaryNodes/tree/master/proposals/work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ax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RPmTPuuKrRwfzgyxpmMameJq8g76NPrczH</text:p>
          </table:table-cell>
          <table:table-cell office:value-type="string" calcext:value-type="string">
            <text:p>https://github.com/KomodoPlatform/NotaryNodes/tree/master/proposals/work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ax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PTNVH8GzxczFWJXr8XCrEnSAJD9yQ5HFq</text:p>
          </table:table-cell>
          <table:table-cell office:value-type="string" calcext:value-type="string">
            <text:p>https://github.com/KomodoPlatform/NotaryNodes/tree/master/proposals/work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robes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LQoAcs1RaqW1xfN2NJwoZWW5twexPhuGB</text:p>
          </table:table-cell>
          <table:table-cell office:value-type="string" calcext:value-type="string">
            <text:p>https://github.com/KomodoPlatform/NotaryNodes/tree/master/proposals/xrobesx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21:33.111939095</meta:creation-date>
    <dc:date>2018-04-02T12:52:11.152566230</dc:date>
    <meta:editing-duration>PT2H30M3S</meta:editing-duration>
    <meta:editing-cycles>73</meta:editing-cycles>
    <meta:generator>LibreOffice/5.1.6.2$Linux_X86_64 LibreOffice_project/10m0$Build-2</meta:generator>
    <meta:document-statistic meta:table-count="1" meta:cell-count="452" meta:object-count="0"/>
  </office:meta>
</office:document-meta>
</file>